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dara" fo:font-size="35pt" fo:font-weight="bold" style:font-size-asian="35pt" style:font-weight-asian="bold" style:font-size-complex="35pt" style:font-weight-complex="bold"/>
    </style:style>
    <style:style style:name="P2" style:family="paragraph" style:parent-style-name="Heading">
      <style:paragraph-properties fo:text-align="center" style:justify-single-word="false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sentation de WebAgency</text:p>
      <text:p text:style-name="P3"/>
      <text:p text:style-name="P4">Partie 1 : Présentation du projet visuel</text:p>
      <text:p text:style-name="P4"/>
      <text:p text:style-name="P4">Description de la WebAgency selon moi (entreprise de création de site web (Développement front-end, back-end, SEO)</text:p>
      <text:p text:style-name="P4"/>
      <text:list xml:id="list258145660237869167" text:style-name="L1">
        <text:list-item>
          <text:p text:style-name="P5">Démonstration du slider, des items du portfolio et de la carte google Map</text:p>
        </text:list-item>
        <text:list-item>
          <text:p text:style-name="P5">Démonstration du site sur différent format (petit écran, tablette, mobile)</text:p>
        </text:list-item>
        <text:list-item>
          <text:p text:style-name="P5">Explication de pourquoi certains élément ont un fonctionnement différent sur mobile (slider, logo, image manquante etc...)</text:p>
        </text:list-item>
      </text:list>
      <text:p text:style-name="P4"/>
      <text:p text:style-name="P4">Partie 2 : Présentation technique</text:p>
      <text:p text:style-name="P4"/>
      <text:list xml:id="list1358464039193156747" text:style-name="L2">
        <text:list-item>
          <text:p text:style-name="P6">Commencer en parlant de la sémantique, de l'utilisation de balise adapté pour les malvoyants.</text:p>
        </text:list-item>
        <text:list-item>
          <text:p text:style-name="P6">Parler des contraintes lié au logo en petit format (réduire sa taille)</text:p>
        </text:list-item>
        <text:list-item>
          <text:p text:style-name="P6">Parler des effet sur les éléments « active »</text:p>
        </text:list-item>
        <text:list-item>
          <text:p text:style-name="P6">Parler du slider, de la mise en place des bouton et de la barre du slider</text:p>
        </text:list-item>
        <text:list-item>
          <text:p text:style-name="P6">Expliquer comment j'ai réalisé les icônes UX, UI et SEO et en profiter pour parler de flexbox</text:p>
        </text:list-item>
        <text:list-item>
          <text:p text:style-name="P6">Montrer comment la flèche a été réalisé sur la barre de navigation secondaire et en profiter pour parler de l'utilisation des pseudo-élément (nth-child, nth-of-type, before, after)</text:p>
        </text:list-item>
        <text:list-item>
          <text:p text:style-name="P6">Expliquer comment les items ont été réalisé et démontrer que les éléments au dessus de 8 sont caché (simulation d'un code PHP qui n'affiche que les 8 derniers items)</text:p>
        </text:list-item>
        <text:list-item>
          <text:p text:style-name="P6">Parler de l'intégration de la carte google map avec le fond bleu</text:p>
        </text:list-item>
        <text:list-item>
          <text:p text:style-name="P6">Expliquer les difficulté rencontré du responsive design et les choix utilisé pour adapter le format.</text:p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Renard</meta:initial-creator>
    <meta:creation-date>2018-06-28T19:11:17.58</meta:creation-date>
    <meta:document-statistic meta:table-count="0" meta:image-count="0" meta:object-count="0" meta:page-count="1" meta:paragraph-count="16" meta:word-count="232" meta:character-count="1375"/>
    <dc:date>2018-06-28T19:21:27.07</dc:date>
    <dc:creator>Jonathan Renard</dc:creator>
    <meta:editing-duration>PT10M9S</meta:editing-duration>
    <meta:editing-cycles>1</meta:editing-cycles>
    <meta:generator>OpenOffice/4.1.5$Win32 OpenOffice.org_project/415m1$Build-9789</meta:generator>
  </office:meta>
</office:document-meta>
</file>